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.212cm" style:use-optimal-column-width="false"/>
    </style:style>
    <style:style style:name="co2" style:family="table-column">
      <style:table-column-properties style:column-width="1.175cm" style:use-optimal-column-width="false"/>
    </style:style>
    <style:style style:name="co3" style:family="table-column">
      <style:table-column-properties style:column-width="2.531cm" style:use-optimal-column-width="false"/>
    </style:style>
    <style:style style:name="co4" style:family="table-column">
      <style:table-column-properties style:column-width="1.233cm" style:use-optimal-column-width="false"/>
    </style:style>
    <style:style style:name="co5" style:family="table-column">
      <style:table-column-properties style:column-width="2.59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3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style:text-position="-33% 58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style:text-position="0% 100%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style:text-position="0% 100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style:text-position="-33% 58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8" style:family="text">
      <style:text-properties style:text-position="-33% 58%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style:text-position="-33% 58%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style:text-position="0% 100%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2" style:family="text">
      <style:text-properties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3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.211cm" svg:height="4.369cm" svg:x="4.096cm" svg:y="14.0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w<text:span text:style-name="T1">1</text:span></text:p>
              </table:table-cell>
            </table:table-row>
            <table:table-row table:style-name="ro1">
              <table:table-cell table:style-name="ce1">
                <text:p>w<text:span text:style-name="T1">2</text:span></text:p>
              </table:table-cell>
            </table:table-row>
            <table:table-row table:style-name="ro1">
              <table:table-cell table:style-name="ce1">
                <text:p><text:span text:style-name="T2">⋮</text:span></text:p>
              </table:table-cell>
            </table:table-row>
            <table:table-row table:style-name="ro1">
              <table:table-cell table:style-name="ce1">
                <text:p>w<text:span text:style-name="T1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3.705cm" svg:height="6.591cm" svg:x="8.237cm" svg:y="13.33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 table:default-cell-style-name="ce1">
              <table:table-cell>
                <text:p>V</text:p>
              </table:table-cell>
              <table:table-cell>
                <text:p>CItem</text:p>
              </table:table-cell>
            </table:table-row>
            <table:table-row table:style-name="ro1" table:default-cell-style-name="ce2">
              <table:table-cell>
                <text:p>v<text:span text:style-name="T1">1</text:span></text:p>
              </table:table-cell>
              <table:table-cell>
                <text:p><text:span text:style-name="T3">Ψ</text:span><text:span text:style-name="T4">2</text:span><text:span text:style-name="T5">, </text:span><text:span text:style-name="T6">Ψ</text:span><text:span text:style-name="T7">3</text:span></text:p>
              </table:table-cell>
            </table:table-row>
            <table:table-row table:style-name="ro1" table:default-cell-style-name="ce1">
              <table:table-cell>
                <text:p>v<text:span text:style-name="T1">3</text:span></text:p>
              </table:table-cell>
              <table:table-cell>
                <text:p><text:span text:style-name="T3">Ψ</text:span><text:span text:style-name="T4">2</text:span><text:span text:style-name="T5">, </text:span><text:span text:style-name="T6">Ψ</text:span><text:span text:style-name="T7">3</text:span></text:p>
              </table:table-cell>
            </table:table-row>
            <table:table-row table:style-name="ro1" table:default-cell-style-name="ce1">
              <table:table-cell>
                <text:p>v<text:span text:style-name="T1">4</text:span></text:p>
              </table:table-cell>
              <table:table-cell>
                <text:p><text:span text:style-name="T6">Ψ</text:span><text:span text:style-name="T7">3</text:span></text:p>
              </table:table-cell>
            </table:table-row>
            <table:table-row table:style-name="ro1" table:default-cell-style-name="ce1">
              <table:table-cell>
                <text:p>v<text:span text:style-name="T1">5</text:span></text:p>
              </table:table-cell>
              <table:table-cell>
                <text:p><text:span text:style-name="T6">Ψ</text:span><text:span text:style-name="T7">3</text:span></text:p>
              </table:table-cell>
            </table:table-row>
            <table:table-row table:style-name="ro2" table:default-cell-style-name="ce1">
              <table:table-cell>
                <text:p>v<text:span text:style-name="T1">6</text:span></text:p>
              </table:table-cell>
              <table:table-cell>
                <text:p><text:span text:style-name="T3">Ψ</text:span><text:span text:style-name="T8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3.705cm" svg:height="6.591cm" svg:x="8.214cm" svg:y="6.487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 table:default-cell-style-name="ce1">
              <table:table-cell>
                <text:p>V</text:p>
              </table:table-cell>
              <table:table-cell>
                <text:p>CItem</text:p>
              </table:table-cell>
            </table:table-row>
            <table:table-row table:style-name="ro1" table:default-cell-style-name="ce1">
              <table:table-cell>
                <text:p>v<text:span text:style-name="T1">1</text:span></text:p>
              </table:table-cell>
              <table:table-cell>
                <text:p><text:span text:style-name="T3">Ψ</text:span><text:span text:style-name="T8">1</text:span><text:span text:style-name="T5">, </text:span><text:span text:style-name="T6">Ψ</text:span><text:span text:style-name="T7">3</text:span></text:p>
              </table:table-cell>
            </table:table-row>
            <table:table-row table:style-name="ro1" table:default-cell-style-name="ce1">
              <table:table-cell>
                <text:p>v<text:span text:style-name="T1">3</text:span></text:p>
              </table:table-cell>
              <table:table-cell>
                <text:p><text:span text:style-name="T3">Ψ</text:span><text:span text:style-name="T8">1</text:span><text:span text:style-name="T5">, </text:span><text:span text:style-name="T6">Ψ</text:span><text:span text:style-name="T7">3</text:span></text:p>
              </table:table-cell>
            </table:table-row>
            <table:table-row table:style-name="ro1" table:default-cell-style-name="ce1">
              <table:table-cell>
                <text:p>v<text:span text:style-name="T1">4</text:span></text:p>
              </table:table-cell>
              <table:table-cell>
                <text:p><text:span text:style-name="T3">Ψ</text:span><text:span text:style-name="T8">1</text:span><text:span text:style-name="T5">, </text:span><text:span text:style-name="T6">Ψ</text:span><text:span text:style-name="T7">3</text:span></text:p>
              </table:table-cell>
            </table:table-row>
            <table:table-row table:style-name="ro1" table:default-cell-style-name="ce1">
              <table:table-cell>
                <text:p>v<text:span text:style-name="T1">5</text:span></text:p>
              </table:table-cell>
              <table:table-cell>
                <text:p><text:span text:style-name="T3">Ψ</text:span><text:span text:style-name="T8">1</text:span><text:span text:style-name="T5">, </text:span><text:span text:style-name="T6">Ψ</text:span><text:span text:style-name="T7">3</text:span></text:p>
              </table:table-cell>
            </table:table-row>
            <table:table-row table:style-name="ro2" table:default-cell-style-name="ce1">
              <table:table-cell>
                <text:p>v<text:span text:style-name="T1">6</text:span></text:p>
              </table:table-cell>
              <table:table-cell>
                <text:p><text:span text:style-name="T3">Ψ</text:span><text:span text:style-name="T8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3" draw:id="id3" draw:layer="layout" svg:width="3.825cm" svg:height="3.105cm" svg:x="8.17cm" svg:y="20.12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V</text:p>
              </table:table-cell>
              <table:table-cell>
                <text:p>CItem</text:p>
              </table:table-cell>
            </table:table-row>
            <table:table-row table:style-name="ro1" table:default-cell-style-name="ce1">
              <table:table-cell>
                <text:p>v<text:span text:style-name="T1">1</text:span></text:p>
              </table:table-cell>
              <table:table-cell>
                <text:p><text:span text:style-name="T9">Ψ</text:span><text:span text:style-name="T10">n</text:span><text:span text:style-name="T11">, </text:span><text:span text:style-name="T12">⋯</text:span></text:p>
              </table:table-cell>
            </table:table-row>
            <table:table-row table:style-name="ro1" table:default-cell-style-name="ce1">
              <table:table-cell>
                <text:p><text:span text:style-name="T13">⋮</text:span></text:p>
              </table:table-cell>
              <table:table-cell>
                <text:p><text:span text:style-name="T13">⋮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" draw:text-style-name="P1" draw:layer="layout" draw:type="curve" svg:x1="5.626cm" svg:y1="14.615cm" svg:x2="8.214cm" svg:y2="9.782cm" draw:end-shape="id1" draw:end-glue-point="3" svg:d="m5626 14615c1566 0 272-4833 2588-4833" svg:viewBox="0 0 2589 4834">
          <text:p/>
        </draw:connector>
        <draw:connector draw:style-name="gr1" draw:text-style-name="P1" draw:layer="layout" draw:type="curve" svg:x1="8.237cm" svg:y1="16.628cm" svg:x2="5.52cm" svg:y2="15.676cm" draw:start-shape="id2" draw:start-glue-point="3" svg:d="m8237 16628c-2413 0-1055-952-2717-952" svg:viewBox="0 0 2718 953">
          <text:p/>
        </draw:connector>
        <draw:connector draw:style-name="gr1" draw:text-style-name="P1" draw:layer="layout" draw:type="curve" svg:x1="8.17cm" svg:y1="21.68cm" svg:x2="5.662cm" svg:y2="17.693cm" draw:start-shape="id3" draw:start-glue-point="3" svg:d="m8170 21680c-2256 0-1002-3987-2508-3987" svg:viewBox="0 0 2509 39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3T05:41:13</meta:creation-date>
    <dc:date>2012-11-03T06:00:05</dc:date>
    <meta:editing-duration>PT3M28S</meta:editing-duration>
    <meta:editing-cycles>1</meta:editing-cycles>
    <meta:document-statistic meta:object-count="7"/>
    <meta:generator>LibreOffice/3.5$Linux_X86_64 LibreOffice_project/350m1$Build-2</meta:generator>
  </office:meta>
</office:document-meta>
</file>